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DengXian Light" svg:font-family="DengXian Light"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2" fo:orphans="2" fo:break-before="page"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3.5pt" style:font-size-asian="13.5pt" style:font-size-complex="13.5pt"/>
    </style:style>
    <style:style style:name="P2" style:parent-style-name="Normal" style:family="paragraph">
      <style:paragraph-properties fo:widows="2" fo:orphans="2" fo:text-align="start" fo:margin-top="0.0694in" fo:margin-bottom="0.0694in" fo:background-color="#FFFFFF"/>
    </style:style>
    <style:style style:name="T3"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4"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5"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T6"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7"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8" style:parent-style-name="Normal" style:list-style-name="LFO1"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9"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10"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11" style:parent-style-name="Normal" style:list-style-name="LFO1"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12"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13"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14" style:parent-style-name="Normal" style:list-style-name="LFO1"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15"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16"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T17" style:parent-style-name="DefaultParagraphFont" style:family="text">
      <style:text-properties style:font-name="Arial" style:font-name-asian="SimSun" style:font-name-complex="Arial" fo:color="#1155CC" style:letter-kerning="false" fo:font-size="12pt" style:font-size-asian="12pt" style:font-size-complex="12pt" style:text-underline-type="single" style:text-underline-style="solid" style:text-underline-width="auto" style:text-underline-mode="continuous"/>
    </style:style>
    <style:style style:name="P18" style:parent-style-name="Normal" style:list-style-name="LFO1"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19"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20"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T21"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22"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23" style:parent-style-name="Normal" style:list-style-name="LFO2"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24"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25"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26"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27" style:parent-style-name="Normal" style:list-style-name="LFO2"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28"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29"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30"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31" style:parent-style-name="Normal" style:list-style-name="LFO2"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32"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33"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34"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35" style:parent-style-name="Normal" style:list-style-name="LFO2"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36"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37"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38" style:parent-style-name="Normal" style:list-style-name="LFO2"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39"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40" style:parent-style-name="Normal" style:list-style-name="LFO3"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41"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42"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43"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44"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45"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46"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47"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48"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49" style:parent-style-name="Normal" style:list-style-name="LFO3"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50"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51"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52"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53"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54"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55"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56"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57" style:parent-style-name="Normal" style:list-style-name="LFO3" style:family="paragraph">
      <style:paragraph-properties fo:widows="2" fo:orphans="2" fo:text-align="start" fo:margin-top="0.0694in" fo:margin-bottom="0.0694in" fo:margin-left="1.3125in" fo:background-color="#FFFFFF">
        <style:tab-stops>
          <style:tab-stop style:type="left" style:position="-0.3125in"/>
        </style:tab-stops>
      </style:paragraph-properties>
      <style:text-properties style:font-name="Arial" style:font-name-asian="SimSun" style:font-name-complex="Arial" fo:color="#222222" style:letter-kerning="false" fo:font-size="12pt" style:font-size-asian="12pt" style:font-size-complex="12pt"/>
    </style:style>
    <style:style style:name="P58"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59" style:parent-style-name="Normal" style:list-style-name="LFO4"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60"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61"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62" style:parent-style-name="Normal" style:list-style-name="LFO4"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63"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64"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65" style:parent-style-name="Normal" style:list-style-name="LFO4"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66"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67"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68"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69" style:parent-style-name="Normal" style:list-style-name="LFO5"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70"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71"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72" style:parent-style-name="Normal" style:list-style-name="LFO5" style:family="paragraph">
      <style:paragraph-properties fo:widows="2" fo:orphans="2" fo:text-align="start" fo:margin-top="0.0694in" fo:margin-bottom="0.0694in" fo:margin-left="0.6562in" fo:background-color="#FFFFFF">
        <style:tab-stops>
          <style:tab-stop style:type="left" style:position="-0.1562in"/>
        </style:tab-stops>
      </style:paragraph-properties>
    </style:style>
    <style:style style:name="T73" style:parent-style-name="DefaultParagraphFont" style:family="text">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T74" style:parent-style-name="DefaultParagraphFont" style:family="text">
      <style:text-properties style:font-name="Arial" style:font-name-asian="SimSun" style:font-name-complex="Arial" fo:color="#222222" style:letter-kerning="false" fo:font-size="12pt" style:font-size-asian="12pt" style:font-size-complex="12pt"/>
    </style:style>
    <style:style style:name="P75"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76" style:parent-style-name="Normal" style:family="paragraph">
      <style:paragraph-properties fo:widows="2" fo:orphans="2" fo:text-align="start" fo:margin-top="0.0694in" fo:margin-bottom="0.0694in" fo:background-color="#FFFFFF"/>
      <style:text-properties style:font-name="Arial" style:font-name-asian="SimSun" style:font-name-complex="Arial" fo:color="#222222" style:letter-kerning="false" fo:font-size="12pt" style:font-size-asian="12pt" style:font-size-complex="12pt"/>
    </style:style>
    <style:style style:name="P77" style:parent-style-name="Normal" style:family="paragraph">
      <style:paragraph-properties fo:widows="2" fo:orphans="2" fo:text-align="start" fo:margin-top="0.0694in" fo:margin-bottom="0.0694in" fo:background-color="#FFFFFF"/>
      <style:text-properties style:font-name="Arial" style:font-name-asian="SimSun" style:font-name-complex="Arial" fo:font-weight="bold" style:font-weight-asian="bold" style:font-weight-complex="bold" fo:color="#222222" style:letter-kerning="false" fo:font-size="12pt" style:font-size-asian="12pt" style:font-size-complex="12pt"/>
    </style:style>
    <style:style style:name="P78" style:parent-style-name="Normal" style:list-style-name="LFO8" style:family="paragraph">
      <style:paragraph-properties fo:widows="2" fo:orphans="2" fo:text-align="start" fo:margin-top="0.0694in" fo:margin-bottom="0.0694in" fo:margin-left="0.6562in" fo:background-color="#FFFFFF">
        <style:tab-stops>
          <style:tab-stop style:type="left" style:position="-0.1562in"/>
        </style:tab-stops>
      </style:paragraph-properties>
      <style:text-properties style:font-name="Arial" style:font-name-asian="SimSun" style:font-name-complex="Arial" fo:color="#222222" style:letter-kerning="false" fo:font-size="12pt" style:font-size-asian="12pt" style:font-size-complex="12pt"/>
    </style:style>
    <style:style style:name="P79" style:parent-style-name="Normal" style:list-style-name="LFO8" style:family="paragraph">
      <style:paragraph-properties fo:widows="2" fo:orphans="2" fo:text-align="start" fo:margin-top="0.0694in" fo:margin-bottom="0.0694in" fo:margin-left="0.6562in" fo:background-color="#FFFFFF">
        <style:tab-stops>
          <style:tab-stop style:type="left" style:position="-0.1562in"/>
        </style:tab-stops>
      </style:paragraph-properties>
      <style:text-properties style:font-name="Arial" style:font-name-asian="SimSun" style:font-name-complex="Arial" fo:color="#222222" style:letter-kerning="false" fo:font-size="12pt" style:font-size-asian="12pt" style:font-size-complex="12pt"/>
    </style:style>
  </office:automatic-styles>
  <office:body>
    <office:text text:use-soft-page-breaks="true">
      <text:h text:style-name="P1" text:outline-level="3">Test Case Report</text:h>
      <text:h text:style-name="P2" text:outline-level="4"><text:span text:style-name="T3">Test Case Titl</text:span><text:span text:style-name="T4">e :</text:span><text:span text:style-name="T5">Automated Us</text:span><text:span text:style-name="T6">er addition and verification</text:span></text:h>
      <text:h text:style-name="P7" text:outline-level="4">Test Environment</text:h>
      <text:list text:style-name="LFO1" text:continue-numbering="true">
        <text:list-item>
          <text:p text:style-name="P8"><text:span text:style-name="T9">Browser</text:span><text:span text:style-name="T10">: Google Chrome</text:span></text:p>
        </text:list-item>
        <text:list-item>
          <text:p text:style-name="P11"><text:span text:style-name="T12">WebDriver</text:span><text:span text:style-name="T13">: ChromeDriver</text:span></text:p>
        </text:list-item>
        <text:list-item>
          <text:p text:style-name="P14"><text:span text:style-name="T15">Page Under Test</text:span><text:span text:style-name="T16">: </text:span><text:a xlink:href="http://www.way2automation.com/angularjs-protractor/webtables/" office:target-frame-name="_blank" xlink:show="new"><text:span text:style-name="T17">http://www.way2automation.com/angularjs-protractor/webtables/</text:span></text:a></text:p>
        </text:list-item>
        <text:list-item>
          <text:p text:style-name="P18"><text:span text:style-name="T19">Testing Framework</text:span><text:span text:style-name="T20">: Selenium WebDriver with Java</text:span><text:span text:style-name="T21">(Eclipse)</text:span></text:p>
        </text:list-item>
      </text:list>
      <text:h text:style-name="P22" text:outline-level="4">Test Steps</text:h>
      <text:list text:style-name="LFO2" text:continue-numbering="true">
        <text:list-item>
          <text:p text:style-name="P23"><text:span text:style-name="T24">Navigate to the WebTables Page</text:span></text:p>
          <text:list text:continue-numbering="true">
            <text:list-item>
              <text:p text:style-name="P25">Action: Open the specified URL.</text:p>
            </text:list-item>
            <text:list-item>
              <text:p text:style-name="P26">Expected Result: The page title contains "Protractor practice website - WebTables".</text:p>
            </text:list-item>
          </text:list>
        </text:list-item>
        <text:list-item>
          <text:p text:style-name="P27"><text:span text:style-name="T28">Add First User</text:span></text:p>
          <text:list text:continue-numbering="true">
            <text:list-item>
              <text:p text:style-name="P29">Action: Click on the "Add User" button and fill out the user details form.</text:p>
            </text:list-item>
            <text:list-item>
              <text:p text:style-name="P30">Expected Result: User should be added successfully and visible in the user list table.</text:p>
            </text:list-item>
          </text:list>
        </text:list-item>
        <text:list-item>
          <text:p text:style-name="P31"><text:span text:style-name="T32">Add Second User</text:span></text:p>
          <text:list text:continue-numbering="true">
            <text:list-item>
              <text:p text:style-name="P33">Action: Repeat the process to add a second user with different details.</text:p>
            </text:list-item>
            <text:list-item>
              <text:p text:style-name="P34">Expected Result: Second user should be added successfully and visible in the user list table.</text:p>
            </text:list-item>
          </text:list>
        </text:list-item>
        <text:list-item>
          <text:p text:style-name="P35"><text:span text:style-name="T36">Verify User Addition</text:span></text:p>
          <text:list text:continue-numbering="true">
            <text:list-item>
              <text:p text:style-name="P37">Action: Verify that both users added are displayed in the user list table.</text:p>
            </text:list-item>
            <text:list-item>
              <text:p text:style-name="P38">Expected Result: Both users should be found and displayed correctly in the table.</text:p>
            </text:list-item>
          </text:list>
        </text:list-item>
      </text:list>
      <text:h text:style-name="P39" text:outline-level="4">Test Data</text:h>
      <text:list text:style-name="LFO3" text:continue-numbering="true">
        <text:list-item>
          <text:p text:style-name="P40"><text:span text:style-name="T41">User 1 Details</text:span><text:span text:style-name="T42">:</text:span></text:p>
          <text:list text:continue-numbering="true">
            <text:list-item>
              <text:p text:style-name="P43">Username:<text:s/>User1</text:p>
            </text:list-item>
            <text:list-item>
              <text:p text:style-name="P44">First Name: fName1</text:p>
            </text:list-item>
            <text:list-item>
              <text:p text:style-name="P45">Last Name: lName1</text:p>
            </text:list-item>
            <text:list-item>
              <text:p text:style-name="P46">Password: pass1</text:p>
            </text:list-item>
            <text:list-item>
              <text:p text:style-name="P47">Email: admin@mail.com</text:p>
            </text:list-item>
            <text:list-item>
              <text:p text:style-name="P48">Phone Number: 082555</text:p>
            </text:list-item>
          </text:list>
        </text:list-item>
        <text:list-item>
          <text:p text:style-name="P49"><text:span text:style-name="T50">User 2 Details</text:span><text:span text:style-name="T51">:</text:span></text:p>
          <text:list text:continue-numbering="true">
            <text:list-item>
              <text:p text:style-name="P52">Username:<text:s/>User2</text:p>
            </text:list-item>
            <text:list-item>
              <text:p text:style-name="P53">First Name: fName2</text:p>
            </text:list-item>
            <text:list-item>
              <text:p text:style-name="P54">Last Name: lName2</text:p>
            </text:list-item>
            <text:list-item>
              <text:p text:style-name="P55">Password: pass2</text:p>
            </text:list-item>
            <text:list-item>
              <text:p text:style-name="P56">Email: customer@mail.com</text:p>
            </text:list-item>
            <text:list-item>
              <text:p text:style-name="P57">Phone Number: 083444</text:p>
            </text:list-item>
          </text:list>
        </text:list-item>
      </text:list>
      <text:h text:style-name="P58" text:outline-level="4">Test Execution</text:h>
      <text:list text:style-name="LFO4" text:continue-numbering="true">
        <text:list-item>
          <text:p text:style-name="P59"><text:span text:style-name="T60">Execution Outcome</text:span><text:span text:style-name="T61">: Successful</text:span></text:p>
        </text:list-item>
        <text:list-item>
          <text:p text:style-name="P62"><text:span text:style-name="T63">Issues Encountered</text:span><text:span text:style-name="T64">: None</text:span></text:p>
        </text:list-item>
        <text:list-item>
          <text:p text:style-name="P65"><text:span text:style-name="T66">Browser Behavior</text:span><text:span text:style-name="T67">: Stable</text:span></text:p>
        </text:list-item>
      </text:list>
      <text:h text:style-name="P68" text:outline-level="4">Test Results</text:h>
      <text:list text:style-name="LFO5" text:continue-numbering="true">
        <text:list-item>
          <text:p text:style-name="P69"><text:span text:style-name="T70">User 1</text:span><text:span text:style-name="T71">: Added successfully.</text:span></text:p>
        </text:list-item>
        <text:list-item>
          <text:p text:style-name="P72"><text:span text:style-name="T73">User 2</text:span><text:span text:style-name="T74">: Added successfully.</text:span></text:p>
        </text:list-item>
      </text:list>
      <text:h text:style-name="P75" text:outline-level="4">Conclusion</text:h>
      <text:p text:style-name="P76">The automated test case successfully validated the functionality of adding users to the WebTables page and verifying their presence in the user list table. All expected behaviors were observed without any issues during execution.</text:p>
      <text:h text:style-name="P77" text:outline-level="4">Author</text:h>
      <text:list text:style-name="LFO8" text:continue-numbering="true">
        <text:list-item>
          <text:p text:style-name="P78">Phillip Mudehwe</text:p>
        </text:list-item>
        <text:list-item>
          <text:p text:style-name="P79">Date:<text:s/>14 July 2024 at 1156</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star Nelson</meta:initial-creator>
    <dc:creator>Kestar Nelson</dc:creator>
    <meta:creation-date>2024-07-22T06:38:00Z</meta:creation-date>
    <dc:date>2024-07-22T06:54:00Z</dc:date>
    <meta:template xlink:href="Normal" xlink:type="simple"/>
    <meta:editing-cycles>1</meta:editing-cycles>
    <meta:editing-duration>PT960S</meta:editing-duration>
    <meta:document-statistic meta:page-count="2" meta:paragraph-count="3" meta:word-count="266" meta:character-count="1781" meta:row-count="12" meta:non-whitespace-character-count="1518"/>
  </office:meta>
</office:document-meta>
</file>